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cd6d" officeooo:paragraph-rsid="0016cd6d" style:font-size-asian="14pt" style:font-size-complex="16pt"/>
    </style:style>
    <style:style style:name="P2" style:family="paragraph" style:parent-style-name="Standard">
      <style:text-properties fo:font-size="16pt" officeooo:rsid="00174c34" officeooo:paragraph-rsid="00174c34" style:font-size-asian="14pt" style:font-size-complex="16pt"/>
    </style:style>
    <style:style style:name="P3" style:family="paragraph" style:parent-style-name="Standard">
      <style:text-properties fo:font-size="16pt" officeooo:rsid="00185d53" officeooo:paragraph-rsid="00185d53" style:font-size-asian="14pt" style:font-size-complex="16pt"/>
    </style:style>
    <style:style style:name="P4" style:family="paragraph" style:parent-style-name="Standard">
      <style:text-properties fo:font-size="16pt" officeooo:rsid="0019fa3a" officeooo:paragraph-rsid="0019fa3a" style:font-size-asian="14pt" style:font-size-complex="16pt"/>
    </style:style>
    <style:style style:name="P5" style:family="paragraph" style:parent-style-name="Standard">
      <style:text-properties fo:font-size="16pt" officeooo:rsid="001abe44" officeooo:paragraph-rsid="001abe44" style:font-size-asian="14pt" style:font-size-complex="16pt"/>
    </style:style>
    <style:style style:name="P6" style:family="paragraph" style:parent-style-name="Standard">
      <style:text-properties fo:font-size="16pt" officeooo:rsid="001ad198" officeooo:paragraph-rsid="001ad198" style:font-size-asian="14pt" style:font-size-complex="16pt"/>
    </style:style>
    <style:style style:name="P7" style:family="paragraph" style:parent-style-name="Standard">
      <style:text-properties fo:font-size="16pt" officeooo:rsid="001c59bb" officeooo:paragraph-rsid="001c59bb" style:font-size-asian="14pt" style:font-size-complex="16pt"/>
    </style:style>
    <style:style style:name="P8" style:family="paragraph" style:parent-style-name="Standard">
      <style:text-properties fo:font-size="16pt" officeooo:rsid="001cc790" officeooo:paragraph-rsid="001d44f4" style:font-size-asian="14pt" style:font-size-complex="16pt"/>
    </style:style>
    <style:style style:name="P9" style:family="paragraph" style:parent-style-name="Standard">
      <style:text-properties fo:font-size="16pt" officeooo:rsid="001ea363" officeooo:paragraph-rsid="001ea363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6cd6d" officeooo:paragraph-rsid="0016cd6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790" style:font-weight-asian="bold" style:font-weight-complex="bold"/>
    </style:style>
    <style:style style:name="T3" style:family="text">
      <style:text-properties fo:font-weight="bold" officeooo:rsid="001d44f4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85d53" fo:background-color="#ffff00" loext:char-shading-value="0"/>
    </style:style>
    <style:style style:name="T7" style:family="text">
      <style:text-properties officeooo:rsid="00174c34"/>
    </style:style>
    <style:style style:name="T8" style:family="text">
      <style:text-properties officeooo:rsid="00185d53"/>
    </style:style>
    <style:style style:name="T9" style:family="text">
      <style:text-properties style:text-underline-style="solid" style:text-underline-width="auto" style:text-underline-color="font-color" fo:font-weight="bold" officeooo:rsid="00185d53" style:font-weight-asian="bold" style:font-weight-complex="bold"/>
    </style:style>
    <style:style style:name="T10" style:family="text">
      <style:text-properties officeooo:rsid="0019fa3a"/>
    </style:style>
    <style:style style:name="T11" style:family="text">
      <style:text-properties officeooo:rsid="001abe44"/>
    </style:style>
    <style:style style:name="T12" style:family="text">
      <style:text-properties officeooo:rsid="001ad19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c790" style:font-weight-asian="normal" style:font-weight-complex="normal"/>
    </style:style>
    <style:style style:name="T15" style:family="text">
      <style:text-properties fo:font-weight="normal" officeooo:rsid="001d44f4" style:font-weight-asian="normal" style:font-weight-complex="normal"/>
    </style:style>
    <style:style style:name="T16" style:family="text">
      <style:text-properties fo:font-weight="normal" officeooo:rsid="001ea363" style:font-weight-asian="normal" style:font-weight-complex="normal"/>
    </style:style>
    <style:style style:name="T17" style:family="text">
      <style:text-properties fo:font-weight="normal" fo:background-color="#ffff00" loext:char-shading-value="0" style:font-weight-asian="normal" style:font-weight-complex="normal"/>
    </style:style>
    <style:style style:name="T18" style:family="text">
      <style:text-properties fo:font-weight="normal" officeooo:rsid="001d44f4" fo:background-color="#ffff00" loext:char-shading-value="0" style:font-weight-asian="normal" style:font-weight-complex="normal"/>
    </style:style>
    <style:style style:name="T19" style:family="text">
      <style:text-properties fo:font-weight="normal" officeooo:rsid="001d44f4" fo:background-color="#ffff00" loext:char-shading-value="0" style:font-weight-asian="normal" style:font-weight-complex="normal"/>
    </style:style>
    <style:style style:name="T20" style:family="text">
      <style:text-properties fo:font-weight="normal" officeooo:rsid="001ea363" fo:background-color="#ffff00" loext:char-shading-value="0" style:font-weight-asian="normal" style:font-weight-complex="normal"/>
    </style:style>
    <style:style style:name="T21" style:family="text">
      <style:text-properties fo:font-weight="normal" officeooo:rsid="001d44f4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1ea363" fo:background-color="transparent" loext:char-shading-value="0" style:font-weight-asian="normal" style:font-weight-complex="normal"/>
    </style:style>
    <style:style style:name="T23" style:family="text">
      <style:text-properties style:font-name="Liberation Sans Narrow"/>
    </style:style>
    <style:style style:name="T24" style:family="text">
      <style:text-properties style:font-name="Liberation Mono"/>
    </style:style>
    <style:style style:name="T25" style:family="text">
      <style:text-properties style:font-name="Kinnari"/>
    </style:style>
    <style:style style:name="T26" style:family="text">
      <style:text-properties style:font-name="Khmer OS" fo:font-weight="normal" officeooo:rsid="001ea36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eginner Path: Getting Started with Js, V2</text:p>
      <text:p text:style-name="P1"/>
      <text:p text:style-name="P1">1. <text:s/><text:span text:style-name="T5">Three pillars of Js</text:span>: <text:span text:style-name="T1">Types/Coercion</text:span>, <text:span text:style-name="T1">Scope/Closures</text:span> and</text:p>
      <text:p text:style-name="P1"><text:s text:c="37"/><text:span text:style-name="T1">this/Prototypes</text:span>.</text:p>
      <text:p text:style-name="P1"/>
      <text:p text:style-name="P1">2. <text:s/><text:span text:style-name="T7">Expression is a phrase not a complete sentance.</text:span></text:p>
      <text:p text:style-name="P1"><text:s text:c="5"/><text:span text:style-name="T7">Statement is a complete expression. Ends with a period.</text:span></text:p>
      <text:p text:style-name="P1"/>
      <text:p text:style-name="P2"><text:s text:c="5"/>Example: var age = 39;</text:p>
      <text:p text:style-name="P2"><text:tab/><text:tab/> <text:s text:c="3"/>age = 1 + ( age * 2)</text:p>
      <text:p text:style-name="P2"/>
      <text:p text:style-name="P2"><text:s text:c="5"/><text:span text:style-name="T5">Experessions</text:span> : 2 (literal expression), age, ( age * 2 ), 1, 1 + (age * 2)</text:p>
      <text:p text:style-name="P2"><text:tab/><text:tab/><text:tab/> <text:s text:c="2"/>etc.</text:p>
      <text:p text:style-name="P2"/>
      <text:p text:style-name="P2">4. <text:s/><text:span text:style-name="T8">For </text:span><text:span text:style-name="T9">Objects</text:span><text:span text:style-name="T8"> we use <text:s/></text:span><text:span text:style-name="T6">For ... in</text:span></text:p>
      <text:p text:style-name="P2"><text:s text:c="5"/><text:span text:style-name="T8">For </text:span><text:span text:style-name="T9">Arrays</text:span><text:span text:style-name="T8"> we use <text:s text:c="2"/></text:span><text:span text:style-name="T6">For ... of</text:span></text:p>
      <text:p text:style-name="P2"/>
      <text:p text:style-name="P3">5. <text:s/>Back Tics <text:span text:style-name="T5">``</text:span> are also known as Interpolated Strings.</text:p>
      <text:p text:style-name="P3"/>
      <text:p text:style-name="P3">6. <text:s/><text:span text:style-name="T10">In Js variables don’t have types, BUT values do !</text:span></text:p>
      <text:p text:style-name="P3"/>
      <text:p text:style-name="P4">7. <text:s/>A variable <text:span text:style-name="T5">being declared </text:span>and <text:span text:style-name="T5">has no value</text:span> points to ‘<text:span text:style-name="T4">undefined</text:span>’.</text:p>
      <text:p text:style-name="P4"><text:s text:c="5"/>Or a variable <text:span text:style-name="T5">never being declared</text:span> also points to ‘<text:span text:style-name="T4">undefined</text:span>’ .</text:p>
      <text:p text:style-name="P4"/>
      <text:p text:style-name="P4">8. <text:s/><text:span text:style-name="T11">== <text:s text:c="3"/>allows coercion ( when types are different)</text:span></text:p>
      <text:p text:style-name="P4"><text:s text:c="5"/><text:span text:style-name="T11">=== <text:s/>disallows coercion ( types same )</text:span></text:p>
      <text:p text:style-name="P4"/>
      <text:p text:style-name="P5">9. <text:s/><text:span text:style-name="T12">Scope: Where to look for things.</text:span></text:p>
      <text:p text:style-name="P5"/>
      <text:p text:style-name="P6">10. <text:s text:c="3"/><text:span text:style-name="T1">Important</text:span>: Example: (In non-strict mode)</text:p>
      <text:p text:style-name="P6"/>
      <text:p text:style-name="P6"><text:tab/><text:tab/><text:tab/><text:span text:style-name="T4">var</text:span> <text:span text:style-name="T5">teacher</text:span> = ‘Kyle’</text:p>
      <text:p text:style-name="P6"><text:tab/><text:tab/><text:tab/>function otherClass() {</text:p>
      <text:p text:style-name="P6"><text:tab/><text:tab/><text:tab/><text:tab/><text:tab/><text:span text:style-name="T5">teacher</text:span> = ‘Suzy’;</text:p>
      <text:p text:style-name="P6"><text:tab/><text:tab/><text:tab/><text:tab/><text:tab/><text:span text:style-name="T4">topic</text:span> = ‘React’;</text:p>
      <text:p text:style-name="P6"><text:tab/><text:tab/><text:tab/><text:tab/><text:tab/>console.log( ‘ Welcome’ );</text:p>
      <text:p text:style-name="P6"><text:tab/><text:tab/><text:tab/><text:tab/><text:tab/>}</text:p>
      <text:p text:style-name="P6"/>
      <text:p text:style-name="P6"><text:tab/><text:tab/>otherClass();</text:p>
      <text:p text:style-name="P6"><text:soft-page-break/></text:p>
      <text:p text:style-name="P6"><text:tab/>Here: Since, <text:span text:style-name="T5">topic</text:span> is not defined before; Hence it will be created</text:p>
      <text:p text:style-name="P6"><text:tab/>in a <text:span text:style-name="T1">Global Scope</text:span>.</text:p>
      <text:p text:style-name="P6"/>
      <text:p text:style-name="P7">11. <text:s/>We have <text:span text:style-name="T1">Anonomyous Function Expression</text:span> and <text:span text:style-name="T1">Named Function</text:span></text:p>
      <text:p text:style-name="P7"><text:s text:c="7"/><text:span text:style-name="T1">Expression. </text:span></text:p>
      <text:p text:style-name="P7"><text:span text:style-name="T1"/></text:p>
      <text:p text:style-name="P7"><text:span text:style-name="T13">12.</text:span><text:span text:style-name="T1"> <text:s/></text:span><text:span text:style-name="T13">Better to have a Named Function Expression.</text:span></text:p>
      <text:p text:style-name="P7"><text:span text:style-name="T1"/></text:p>
      <text:p text:style-name="P7"><text:span text:style-name="T13">13.</text:span><text:span text:style-name="T1"> </text:span><text:span text:style-name="T13"><text:s/>Another Expression of Function Expression is IIFE’s</text:span></text:p>
      <text:p text:style-name="P7"><text:span text:style-name="T13"><text:s text:c="7"/>Immediately Invoked Function Expression</text:span></text:p>
      <text:p text:style-name="P7"><text:span text:style-name="T13"/></text:p>
      <text:p text:style-name="P7"><text:span text:style-name="T13"><text:s text:c="7"/></text:span><text:span text:style-name="T1">Example</text:span><text:span text:style-name="T13"> : </text:span><text:span text:style-name="T4">(</text:span><text:span text:style-name="T1"> </text:span><text:span text:style-name="T13">function anotherTeacher() {</text:span></text:p>
      <text:p text:style-name="P7"><text:span text:style-name="T13"><text:tab/><text:tab/><text:tab/><text:tab/>var teacher = ‘Karan’;</text:span></text:p>
      <text:p text:style-name="P7"><text:span text:style-name="T13"><text:tab/><text:tab/><text:tab/><text:tab/>console.log(teacher);</text:span></text:p>
      <text:p text:style-name="P7"><text:span text:style-name="T13"><text:tab/><text:tab/><text:tab/>} </text:span><text:span text:style-name="T4">)</text:span><text:span text:style-name="T13"> </text:span><text:span text:style-name="T17">()</text:span><text:span text:style-name="T13">;</text:span></text:p>
      <text:p text:style-name="P7"><text:span text:style-name="T13"/></text:p>
      <text:p text:style-name="P7"><text:span text:style-name="T13">14. <text:s/>Instead of an IIFE’s we use </text:span><text:span text:style-name="T1">let keyword</text:span><text:span text:style-name="T13"> for block scoping.</text:span></text:p>
      <text:p text:style-name="P7"><text:span text:style-name="T13"/></text:p>
      <text:p text:style-name="P7"><text:span text:style-name="T13">15. </text:span><text:span text:style-name="T14">Closure is when a function ‘remembers’ the variables outside</text:span></text:p>
      <text:p text:style-name="P7"><text:span text:style-name="T14"><text:s text:c="7"/>of it, even i you pass that function elsewhere. </text:span></text:p>
      <text:p text:style-name="P7"><text:span text:style-name="T14"><text:s text:c="7"/>Best Example: for this understandin is </text:span><text:span text:style-name="T2">setTimeout</text:span><text:span text:style-name="T14"> Function</text:span></text:p>
      <text:p text:style-name="P7"><text:span text:style-name="T14"/></text:p>
      <text:p text:style-name="P8"><text:span text:style-name="T13">16. <text:s/></text:span><text:span text:style-name="T3">this</text:span><text:span text:style-name="T15"> = </text:span><text:span text:style-name="T19">dynamic context</text:span></text:p>
      <text:p text:style-name="P8"><text:span text:style-name="T15"><text:tab/><text:tab/>A function’s </text:span><text:span text:style-name="T3">this</text:span><text:span text:style-name="T15"> references the execution context for</text:span></text:p>
      <text:p text:style-name="P8"><text:span text:style-name="T15"><text:tab/><text:tab/>that call, determined entirely by </text:span><text:span text:style-name="T19">how the function was</text:span></text:p>
      <text:p text:style-name="P8"><text:span text:style-name="T15"><text:tab/><text:tab/></text:span><text:span text:style-name="T21"> </text:span><text:span text:style-name="T20">called</text:span><text:span text:style-name="T15">.</text:span></text:p>
      <text:p text:style-name="P8"><text:span text:style-name="T15"/></text:p>
      <text:p text:style-name="P8"><text:span text:style-name="T15">17. <text:s/></text:span><text:span text:style-name="T16">Class is based on the top of Prototype System.</text:span></text:p>
      <text:p text:style-name="P8"><text:span text:style-name="T16"/></text:p>
      <text:p text:style-name="P9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2:41:58.525820581</meta:creation-date>
    <meta:generator>LibreOffice/6.4.4.2$Linux_X86_64 LibreOffice_project/40$Build-2</meta:generator>
    <dc:date>2021-01-06T16:04:02.483624032</dc:date>
    <meta:editing-duration>PT8M15S</meta:editing-duration>
    <meta:editing-cycles>1</meta:editing-cycles>
    <meta:document-statistic meta:table-count="0" meta:image-count="0" meta:object-count="0" meta:page-count="2" meta:paragraph-count="46" meta:word-count="304" meta:character-count="1915" meta:non-whitespace-character-count="1469"/>
  </office:meta>
</office:document-meta>
</file>